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" calcext:value-type="float">
            <text:p>0.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" calcext:value-type="float">
            <text:p>0.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2" calcext:value-type="float">
            <text:p>1.2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49" calcext:value-type="float">
            <text:p>2.49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8" calcext:value-type="float">
            <text:p>4.8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9.6" calcext:value-type="float">
            <text:p>9.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9.19" calcext:value-type="float">
            <text:p>19.19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" calcext:value-type="float">
            <text:p>0.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" calcext:value-type="float">
            <text:p>0.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2" calcext:value-type="float">
            <text:p>1.2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49" calcext:value-type="float">
            <text:p>2.49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8" calcext:value-type="float">
            <text:p>4.8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9.6" calcext:value-type="float">
            <text:p>9.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9.19" calcext:value-type="float">
            <text:p>19.19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" calcext:value-type="float">
            <text:p>0.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" calcext:value-type="float">
            <text:p>0.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2" calcext:value-type="float">
            <text:p>1.2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49" calcext:value-type="float">
            <text:p>2.49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8" calcext:value-type="float">
            <text:p>4.8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9.6" calcext:value-type="float">
            <text:p>9.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9.19" calcext:value-type="float">
            <text:p>19.19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" calcext:value-type="float">
            <text:p>0.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.6" calcext:value-type="float">
            <text:p>0.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.2" calcext:value-type="float">
            <text:p>1.2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2.49" calcext:value-type="float">
            <text:p>2.49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4.8" calcext:value-type="float">
            <text:p>4.8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9.6" calcext:value-type="float">
            <text:p>9.6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19.19" calcext:value-type="float">
            <text:p>19.19</text:p>
          </table:table-cell>
          <table:table-cell table:style-name="ce3" office:value-type="string" calcext:value-type="string">
            <text:p>Домик в Деревне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8.09.18</text:p>
          </table:table-cell>
          <table:table-cell office:value-type="string" calcext:value-type="string">
            <text:p>14 Дней</text:p>
          </table:table-cell>
          <table:table-cell table:style-name="ce6" office:value-type="string" calcext:value-type="string">
            <text:p>03.09.18</text:p>
          </table:table-cell>
          <table:table-cell table:style-name="ce6" office:value-type="string" calcext:value-type="string">
            <text:p>18.09.18</text:p>
          </table:table-cell>
          <table:table-cell table:style-name="ce3" office:value-type="string" calcext:value-type="string">
            <text:p>Все ок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12:27:11.7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2S</meta:editing-duration>
    <meta:editing-cycles>3</meta:editing-cycles>
    <meta:generator>LibreOffice/5.2.7.2$Windows_x86 LibreOffice_project/2b7f1e640c46ceb28adf43ee075a6e8b8439ed10</meta:generator>
    <dc:date>2018-09-10T12:33:21.717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